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khan" fo:font-size="13pt" officeooo:rsid="0014d713" officeooo:paragraph-rsid="0014d713" style:font-size-asian="13pt" style:font-size-complex="13pt"/>
    </style:style>
    <style:style style:name="P2" style:family="paragraph" style:parent-style-name="Standard">
      <style:text-properties style:font-name="Likhan" fo:font-size="13pt" style:text-underline-style="solid" style:text-underline-width="auto" style:text-underline-color="font-color" fo:font-weight="bold" officeooo:rsid="0014d713" officeooo:paragraph-rsid="0014d713" style:font-size-asian="13pt" style:font-weight-asian="bold" style:font-size-complex="13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1">Every human being survives on food, water and oxygen. For water and oxygen it is simple: just drink and breathe. When it comes to food, it is a bit trickier than just eat. This is because the food we consume has a lot of benefits to our bodies and it is imperative to observe a healthy diet in order to be healthy and keep fit.</text:p>
      <text:p text:style-name="P1"/>
      <text:p text:style-name="P1">However things are not as easy as said. Cases of malnutrition are reported everyday and some end up losing their lives to diet related diseases. Kwashiakor and Marasnus among children, obesity and ill health in adults is evidence that not everybody keeps a keen interest to a healthy diet. Factors such as lack of knowledge concerning healthy diets and poverty have contributed to this.</text:p>
      <text:p text:style-name="P1"/>
      <text:p text:style-name="P1">With many factors at play, what can be done is deal with one factor at a time. For instance, educating the people on the importance of having a balanced diet each day in order to stay healthy can curb the lack of knowledge assuming ignorance is out of the way. What if also we could provide a solution to affording a healthy meal by optimizing the little money someone has and see if it is possible to eat a small but healthy di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0T02:28:37.531827621</meta:creation-date>
    <meta:generator>LibreOffice/6.0.7.3$Linux_X86_64 LibreOffice_project/00m0$Build-3</meta:generator>
    <dc:date>2021-01-10T02:44:10.278697579</dc:date>
    <meta:editing-duration>PT15M36S</meta:editing-duration>
    <meta:editing-cycles>1</meta:editing-cycles>
    <meta:document-statistic meta:table-count="0" meta:image-count="0" meta:object-count="0" meta:page-count="1" meta:paragraph-count="4" meta:word-count="213" meta:character-count="1156" meta:non-whitespace-character-count="947"/>
  </office:meta>
</office:document-meta>
</file>